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Lucida Grande" svg:font-family="'Lucida Grand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772in" fo:orphans="2" fo:widows="2" fo:text-indent="0in" style:auto-text-indent="false"/>
    </style:style>
    <style:style style:name="P2" style:family="paragraph" style:parent-style-name="Standard">
      <style:paragraph-properties fo:margin-left="0in" fo:margin-right="0in" style:line-height-at-least="0.1772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fo:background-color="#c7ff8f"/>
    </style:style>
    <style:style style:name="P3" style:family="paragraph" style:parent-style-name="Standard">
      <style:paragraph-properties fo:margin-left="0in" fo:margin-right="0in" style:line-height-at-least="0.1772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bold" fo:background-color="#c7ff8f"/>
    </style:style>
    <style:style style:name="P4" style:family="paragraph" style:parent-style-name="Standard">
      <style:paragraph-properties fo:margin-left="0in" fo:margin-right="0in" style:line-height-at-least="0.1772in" fo:orphans="2" fo:widows="2" fo:text-indent="0in" style:auto-text-indent="false"/>
      <style:text-properties fo:font-variant="normal" fo:text-transform="none" style:font-name="Arial" fo:font-size="9.75pt" fo:letter-spacing="normal" fo:font-style="normal" fo:font-weight="normal"/>
    </style:style>
    <style:style style:name="P5" style:family="paragraph" style:parent-style-name="Standard">
      <style:paragraph-properties fo:margin-left="0in" fo:margin-right="0in" style:line-height-at-least="0.1772in" fo:orphans="2" fo:widows="2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style:line-height-at-least="0.1772in" fo:orphans="2" fo:widows="2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 fo:background-color="#c7ff8f"/>
    </style:style>
    <style:style style:name="P7" style:family="paragraph" style:parent-style-name="Standard">
      <style:paragraph-properties fo:margin-left="0in" fo:margin-right="0in" style:line-height-at-least="0.1772in" fo:orphans="2" fo:widows="2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8" style:family="paragraph" style:parent-style-name="Standard">
      <style:text-properties fo:font-variant="normal" fo:text-transform="none" style:font-name="Arial" fo:font-size="9.75pt" fo:letter-spacing="normal" fo:font-style="normal" fo:font-weight="normal"/>
    </style:style>
    <style:style style:name="P9" style:family="paragraph" style:parent-style-name="Standard">
      <style:text-properties fo:font-variant="normal" fo:text-transform="none" fo:color="#000000" style:font-name="Arial" fo:font-size="9.75pt" fo:letter-spacing="normal" fo:font-style="normal" fo:font-weight="bold" fo:background-color="#c7ff8f"/>
    </style:style>
    <style:style style:name="P10" style:family="paragraph" style:parent-style-name="Standard">
      <style:paragraph-properties fo:margin-left="0in" fo:margin-right="0in" style:line-height-at-least="0.1772in" fo:orphans="2" fo:widows="2" fo:text-indent="0in" style:auto-text-indent="false"/>
      <style:text-properties fo:font-variant="normal" fo:text-transform="none" style:font-name="Arial" fo:font-size="9.75pt" fo:letter-spacing="normal" fo:font-style="normal" fo:font-weight="normal"/>
    </style:style>
    <style:style style:name="P11" style:family="paragraph" style:parent-style-name="Standard">
      <style:paragraph-properties fo:margin-left="0in" fo:margin-right="0in" style:line-height-at-least="0.1772in" fo:orphans="2" fo:widows="2" fo:text-indent="0in" style:auto-text-indent="false"/>
      <style:text-properties fo:font-variant="normal" fo:text-transform="none" fo:color="#41464c" style:font-name="Lucida Grande" fo:font-size="9.75pt" fo:letter-spacing="normal" fo:font-style="normal" fo:font-weight="normal"/>
    </style:style>
    <style:style style:name="P12" style:family="paragraph" style:parent-style-name="Standard">
      <style:paragraph-properties fo:margin-left="0in" fo:margin-right="0in" style:line-height-at-least="0.1772in" fo:orphans="2" fo:widows="2" fo:text-indent="0in" style:auto-text-indent="false"/>
    </style:style>
    <style:style style:name="P13" style:family="paragraph" style:parent-style-name="Standard">
      <style:paragraph-properties fo:margin-left="0in" fo:margin-right="0in" style:line-height-at-least="0.1772in" fo:orphans="2" fo:widows="2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bold" fo:background-color="#c7ff8f"/>
    </style:style>
    <style:style style:name="P14" style:family="paragraph" style:parent-style-name="Standard">
      <style:paragraph-properties fo:margin-left="0in" fo:margin-right="0in" style:line-height-at-least="0.1772in" fo:orphans="2" fo:widows="2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5" style:family="paragraph" style:parent-style-name="Standard">
      <style:paragraph-properties fo:margin-left="0in" fo:margin-right="0in" style:line-height-at-least="0.1772in" fo:orphans="2" fo:widows="2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 fo:background-color="#c7ff8f"/>
    </style:style>
    <style:style style:name="P16" style:family="paragraph" style:parent-style-name="Standard">
      <style:paragraph-properties fo:margin-left="0in" fo:margin-right="0in" style:line-height-at-least="0.1772in" fo:orphans="2" fo:widows="2" fo:text-indent="0in" style:auto-text-indent="false" fo:padding="0in" fo:border="none"/>
    </style:style>
    <style:style style:name="P17" style:family="paragraph" style:parent-style-name="Standard">
      <style:paragraph-properties fo:margin-left="0in" fo:margin-right="0in" style:line-height-at-least="0.1772in" fo:orphans="2" fo:widows="2" fo:text-indent="0in" style:auto-text-indent="false" fo:padding-left="0.028in" fo:padding-right="0.028in" fo:padding-top="0.0193in" fo:padding-bottom="0.0193in" fo:border-left="0.74pt solid #8c8c8c" fo:border-right="0.74pt solid #707070" fo:border-top="0.74pt solid #9c9c9c" fo:border-bottom="0.74pt solid #606060"/>
    </style:style>
    <style:style style:name="T1" style:family="text">
      <style:text-properties fo:font-variant="normal" fo:text-transform="none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 fo:background-color="#c7ff8f"/>
    </style:style>
    <style:style style:name="T3" style:family="text">
      <style:text-properties fo:font-variant="normal" fo:text-transform="none" fo:color="#2e2eaa" style:text-line-through-style="none" style:font-name="Arial" fo:font-size="9.75pt" fo:letter-spacing="normal" fo:font-style="normal" style:text-underline-style="none" fo:font-weight="normal" style:text-blinking="false" fo:background-color="#c7ff8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AÇÕES CURSO JQUERY ALDEIA</text:p>
      <text:p text:style-name="Standard"/>
      <text:p text:style-name="Standard"/>
      <text:p text:style-name="Standard">Semelhante ao Jquery → Prototype</text:p>
      <text:p text:style-name="Standard"/>
      <text:p text:style-name="Standard"/>
      <text:p text:style-name="Standard">Um site se resume em:</text:p>
      <text:p text:style-name="Standard">→ conteúdo → Estilo → Comportamento (Jquery, javascript, PHP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INKS</text:p>
      <text:p text:style-name="Standard"/>
      <text:p text:style-name="P9">Dia 1</text:p>
      <text:section text:style-name="Sect1" text:name="magicdomid3">
        <text:p text:style-name="P7"><text:line-break/></text:p>
      </text:section>
      <text:section text:style-name="Sect1" text:name="magicdomid4">
        <text:p text:style-name="P5"><text:a xlink:type="simple" xlink:href="http://is.gd/jqueryaldeia"><text:span text:style-name="T2">http://is.gd/jqueryaldeia</text:span></text:a></text:p>
      </text:section>
      <text:section text:style-name="Sect1" text:name="magicdomid5">
        <text:p text:style-name="P7"><text:line-break/></text:p>
      </text:section>
      <text:section text:style-name="Sect1" text:name="magicdomid6">
        <text:p text:style-name="P5"><text:a xlink:type="simple" xlink:href="https://pinterest.com/pin/96897829453301340/"><text:span text:style-name="T2">https://pinterest.com/pin/96897829453301340/</text:span></text:a></text:p>
      </text:section>
      <text:section text:style-name="Sect1" text:name="magicdomid7">
        <text:p text:style-name="P7"><text:line-break/></text:p>
      </text:section>
      <text:section text:style-name="Sect1" text:name="magicdomid8">
        <text:p text:style-name="P17"><text:a xlink:type="simple" xlink:href="https://developers.google.com/speed/libraries/devguide#jquery"><text:span text:style-name="T2">https://developers.google.com/speed/libraries/devguide</text:span></text:a><text:a xlink:type="simple" xlink:href="https://developers.google.com/speed/libraries/devguide#jquery"><text:span text:style-name="T3">#jquery</text:span></text:a></text:p>
      </text:section>
      <text:section text:style-name="Sect1" text:name="magicdomid9">
        <text:p text:style-name="P7"><text:line-break/></text:p>
      </text:section>
      <text:section text:style-name="Sect1" text:name="magicdomid10">
        <text:p text:style-name="P6">Seletores</text:p>
      </text:section>
      <text:section text:style-name="Sect1" text:name="magicdomid11">
        <text:p text:style-name="P5"><text:a xlink:type="simple" xlink:href="http://api.jquery.com/category/selectors/"><text:span text:style-name="T2">http://api.jquery.com/category/selectors/</text:span></text:a></text:p>
      </text:section>
      <text:section text:style-name="Sect1" text:name="magicdomid12">
        <text:p text:style-name="P7"><text:line-break/></text:p>
      </text:section>
      <text:section text:style-name="Sect1" text:name="magicdomid13">
        <text:p text:style-name="P5"><text:span text:style-name="T2">Zen Coding: </text:span><text:a xlink:type="simple" xlink:href="http://code.google.com/p/zen-coding/">http://code.google.com/p/zen-coding/</text:a></text:p>
      </text:section>
      <text:section text:style-name="Sect1" text:name="magicdomid14">
        <text:p text:style-name="P7"><text:line-break/></text:p>
      </text:section>
      <text:section text:style-name="Sect1" text:name="magicdomid15">
        <text:p text:style-name="P6">Manipulação</text:p>
      </text:section>
      <text:section text:style-name="Sect1" text:name="magicdomid16">
        <text:p text:style-name="P5"><text:a xlink:type="simple" xlink:href="http://api.jquery.com/category/manipulation/"><text:span text:style-name="T2">http://api.jquery.com/category/manipulation/</text:span></text:a></text:p>
      </text:section>
      <text:section text:style-name="Sect1" text:name="magicdomid17">
        <text:p text:style-name="P7"><text:line-break/></text:p>
      </text:section>
      <text:section text:style-name="Sect1" text:name="magicdomid18">
        <text:p text:style-name="P6">Efeitos</text:p>
      </text:section>
      <text:section text:style-name="Sect1" text:name="magicdomid19">
        <text:p text:style-name="P5"><text:a xlink:type="simple" xlink:href="http://api.jquery.com/category/effects/"><text:span text:style-name="T2">http://api.jquery.com/category/effects/</text:span></text:a></text:p>
      </text:section>
      <text:section text:style-name="Sect1" text:name="magicdomid20">
        <text:p text:style-name="P7"><text:line-break/></text:p>
      </text:section>
      <text:section text:style-name="Sect1" text:name="magicdomid21">
        <text:p text:style-name="P6">Interação com o Mouse</text:p>
      </text:section>
      <text:section text:style-name="Sect1" text:name="magicdomid22">
        <text:p text:style-name="P5"><text:a xlink:type="simple" xlink:href="http://api.jquery.com/category/events/mouse-events/"><text:span text:style-name="T2">http://api.jquery.com/category/events/mouse-events/</text:span></text:a></text:p>
      </text:section>
      <text:section text:style-name="Sect1" text:name="magicdomid23">
        <text:p text:style-name="P7"><text:line-break/></text:p>
      </text:section>
      <text:section text:style-name="Sect1" text:name="magicdomid24">
        <text:p text:style-name="P13">Dia 2</text:p>
      </text:section>
      <text:section text:style-name="Sect1" text:name="magicdomid25">
        <text:p text:style-name="P5"><text:span text:style-name="T2">Exemplos: </text:span><text:a xlink:type="simple" xlink:href="http://cl.ly/1x3b1U043i05">http://cl.ly/1x3b1U043i05</text:a></text:p>
      </text:section>
      <text:section text:style-name="Sect1" text:name="magicdomid26">
        <text:p text:style-name="P7"><text:soft-page-break/><text:line-break/></text:p>
      </text:section>
      <text:section text:style-name="Sect1" text:name="magicdomid27">
        <text:p text:style-name="P5"><text:a xlink:type="simple" xlink:href="http://jqueryboilerplate.com/"><text:span text:style-name="T2">http://jqueryboilerplate.com</text:span></text:a></text:p>
      </text:section>
      <text:section text:style-name="Sect1" text:name="magicdomid28">
        <text:p text:style-name="P7"><text:line-break/></text:p>
      </text:section>
      <text:section text:style-name="Sect1" text:name="magicdomid29">
        <text:p text:style-name="P13"><text:bookmark text:name="magicdomid29"/>Dia 3</text:p>
        <text:section text:style-name="Sect1" text:name="magicdomid30">
          <text:p text:style-name="P7"><text:line-break/></text:p>
        </text:section>
        <text:section text:style-name="Sect1" text:name="magicdomid31">
          <text:p text:style-name="P5"><text:span text:style-name="T2">Exemplos: </text:span><text:a xlink:type="simple" xlink:href="http://cl.ly/3w2W2E040w0X">http://cl.ly/3w2W2E040w0X</text:a></text:p>
        </text:section>
        <text:section text:style-name="Sect1" text:name="magicdomid32">
          <text:p text:style-name="P7"><text:line-break/></text:p>
        </text:section>
        <text:section text:style-name="Sect1" text:name="magicdomid33">
          <text:p text:style-name="P5"><text:a xlink:type="simple" xlink:href="http://slaveryfootprint.org/"><text:span text:style-name="T2">http://slaveryfootprint.org</text:span></text:a></text:p>
        </text:section>
        <text:section text:style-name="Sect1" text:name="magicdomid34">
          <text:p text:style-name="P7"><text:line-break/></text:p>
        </text:section>
        <text:section text:style-name="Sect1" text:name="magicdomid35">
          <text:p text:style-name="P5"><text:span text:style-name="T2">Script Ajax: </text:span><text:a xlink:type="simple" xlink:href="http://pastebin.com/FSwWhYgA">http://pastebin.com/FSwWhYgA</text:a></text:p>
        </text:section>
        <text:section text:style-name="Sect1" text:name="magicdomid36">
          <text:p text:style-name="P7"><text:line-break/></text:p>
        </text:section>
        <text:section text:style-name="Sect1" text:name="magicdomid37">
          <text:p text:style-name="P5"><text:a xlink:type="simple" xlink:href="http://www.wanda.net/"><text:span text:style-name="T2">http://www.wanda.net</text:span></text:a></text:p>
        </text:section>
        <text:section text:style-name="Sect1" text:name="magicdomid38">
          <text:p text:style-name="P7"><text:line-break/></text:p>
        </text:section>
        <text:section text:style-name="Sect1" text:name="magicdomid39">
          <text:p text:style-name="P5"><text:a xlink:type="simple" xlink:href="http://www.dangersoffracking.com/"><text:span text:style-name="T2">http://www.dangersoffracking.com</text:span></text:a></text:p>
        </text:section>
        <text:section text:style-name="Sect1" text:name="magicdomid40">
          <text:p text:style-name="P7"><text:line-break/></text:p>
        </text:section>
        <text:section text:style-name="Sect1" text:name="magicdomid41">
          <text:p text:style-name="P6">(Crazy Egg / Click Heat)</text:p>
        </text:section>
        <text:section text:style-name="Sect1" text:name="magicdomid42">
          <text:p text:style-name="P7"><text:line-break/></text:p>
        </text:section>
        <text:section text:style-name="Sect1" text:name="magicdomid43">
          <text:p text:style-name="P5"><text:a xlink:type="simple" xlink:href="http://jqueryui.com/"><text:span text:style-name="T2">http://jqueryui.com</text:span></text:a></text:p>
        </text:section>
        <text:section text:style-name="Sect1" text:name="magicdomid44">
          <text:p text:style-name="P7"><text:line-break/></text:p>
        </text:section>
        <text:section text:style-name="Sect1" text:name="magicdomid45">
          <text:p text:style-name="P5"><text:a xlink:type="simple" xlink:href="http://jquerymobile.com/"><text:span text:style-name="T2">http://jquerymobile.com</text:span></text:a></text:p>
        </text:section>
        <text:section text:style-name="Sect1" text:name="magicdomid46">
          <text:p text:style-name="P7"><text:line-break/></text:p>
        </text:section>
        <text:section text:style-name="Sect1" text:name="magicdomid47">
          <text:p text:style-name="P5"><text:a xlink:type="simple" xlink:href="http://zeptojs.com/"><text:span text:style-name="T2">http://zeptojs.com</text:span></text:a></text:p>
        </text:section>
        <text:section text:style-name="Sect1" text:name="magicdomid48">
          <text:p text:style-name="P7"><text:line-break/></text:p>
        </text:section>
        <text:section text:style-name="Sect1" text:name="magicdomid49">
          <text:p text:style-name="P5"><text:span text:style-name="T2">Plugin navegação modal: </text:span><text:a xlink:type="simple" xlink:href="http://www.jacklmoore.com/colorbox">http://www.jacklmoore.com/colorbox</text:a></text:p>
        </text:section>
        <text:section text:style-name="Sect1" text:name="magicdomid50">
          <text:p text:style-name="P7"><text:line-break/></text:p>
        </text:section>
        <text:section text:style-name="Sect1" text:name="magicdomid51">
          <text:p text:style-name="P5"><text:span text:style-name="T2">plugin com máscara formulários: </text:span><text:a xlink:type="simple" xlink:href="http://digitalbush.com/projects/masked-input-plugin/">http://digitalbush.com/projects/masked-input-plugin/</text:a></text:p>
        </text:section>
        <text:section text:style-name="Sect1" text:name="magicdomid52">
          <text:p text:style-name="P7"><text:line-break/></text:p>
        </text:section>
        <text:section text:style-name="Sect1" text:name="magicdomid53">
          <text:p text:style-name="P5"><text:span text:style-name="T2">Scroll infinito: </text:span><text:a xlink:type="simple" xlink:href="http://christophercliff.com/sausage/">http://christophercliff.com/sausage/</text:a></text:p>
        </text:section>
        <text:section text:style-name="Sect1" text:name="magicdomid54">
          <text:p text:style-name="P7"><text:line-break/></text:p>
        </text:section>
        <text:section text:style-name="Sect1" text:name="magicdomid55">
          <text:p text:style-name="P5"><text:span text:style-name="T2">Texto sempre na largura da janela: </text:span><text:a xlink:type="simple" xlink:href="http://fittextjs.com/">http://fittextjs.com</text:a></text:p>
        </text:section>
        <text:section text:style-name="Sect1" text:name="magicdomid56">
          <text:p text:style-name="P7"><text:line-break/></text:p>
        </text:section>
        <text:section text:style-name="Sect1" text:name="magicdomid57">
          <text:p text:style-name="P5"><text:span text:style-name="T2">Imagens sempre grandes: </text:span><text:a xlink:type="simple" xlink:href="http://buildinternet.com/project/supersized/">http://buildinternet.com/project/supersized/</text:a></text:p>
        </text:section>
        <text:section text:style-name="Sect1" text:name="magicdomid58">
          <text:p text:style-name="P7"><text:line-break/></text:p>
        </text:section>
        <text:section text:style-name="Sect1" text:name="magicdomid59">
          <text:p text:style-name="P5"><text:span text:style-name="T2">Slider: </text:span><text:a xlink:type="simple" xlink:href="http://jquery.malsup.com/cycle/">http://jquery.malsup.com/cycle/</text:a></text:p>
        </text:section>
        <text:section text:style-name="Sect1" text:name="magicdomid60">
          <text:p text:style-name="P7"><text:line-break/></text:p>
        </text:section>
        <text:section text:style-name="Sect1" text:name="magicdomid61">
          <text:p text:style-name="P5"><text:soft-page-break/><text:span text:style-name="T2">Slider: </text:span><text:a xlink:type="simple" xlink:href="http://nivo.dev7studios.com/">http://nivo.dev7studios.com</text:a></text:p>
        </text:section>
        <text:section text:style-name="Sect1" text:name="magicdomid62">
          <text:p text:style-name="P7"><text:line-break/></text:p>
        </text:section>
        <text:section text:style-name="Sect1" text:name="magicdomid63">
          <text:p text:style-name="P6">guilherme@nagueva.com</text:p>
        </text:section>
        <text:p text:style-name="Standard"><text:line-break/></text:p>
      </text:section>
      <text:p text:style-name="P4"/>
      <text:p text:style-name="P4">Job para criação de plugin:</text:p>
      <text:p text:style-name="P4"/>
      <text:p text:style-name="P1"><text:span text:style-name="T1">link: </text:span><text:a xlink:type="simple" xlink:href="http://jobs.wordpress.net/2012/10/08/someone-to-do-wordpress-plugin-to-me/">http://jobs.wordpress.net/2012/10/08/someone-to-do-wordpress-plugin-to-me/</text:a></text:p>
      <text:p text:style-name="P11">aliahemdali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Lucida Grande" svg:font-family="'Lucida Grand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19:48:44</meta:creation-date>
    <dc:date>2012-10-10T21:34:35</dc:date>
    <meta:editing-duration>PT3H5M37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3" meta:paragraph-count="71" meta:word-count="102" meta:character-count="1438" meta:non-whitespace-character-count="1349"/>
  </office:meta>
</office:document-meta>
</file>